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464623a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489f8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038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d24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6de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1a9d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bc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1a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42f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909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3b1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0d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2727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182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857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fa6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2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572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ba0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de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7b4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bfb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331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4fd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c9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44b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189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5fac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01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731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7d5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8a26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fb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56c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dedc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a0b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e97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550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6f61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67c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80b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571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f19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eb95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194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3eb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62e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776d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869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39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b51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18c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387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f1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065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7f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1d4c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217d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65a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a54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b7a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e40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7e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2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9c8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bc9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a10f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a27f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8a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ea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5f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7ee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43e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898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a1c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d55f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5e2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dd7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5ee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0a6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3e8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4f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97e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9bb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1e3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01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1f4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cf4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cdf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2c3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374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e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7f0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8a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dc0c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285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79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b0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eeeb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4db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87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5e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9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c7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7fa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fafd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d21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6d213bd" officeooo:paragraph-rsid="46ec78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91b60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68f0fa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16def4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 style:list-style-name="L1">
      <style:text-properties fo:color="#333333" style:font-name="Liberation Serif1" fo:font-size="17pt" style:text-underline-style="none" fo:font-weight="bold" officeooo:rsid="362b5268" officeooo:paragraph-rsid="452e39d3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 style:list-style-name="L1">
      <style:text-properties fo:color="#1c1c1c" style:font-name="Liberation Serif1" fo:font-size="17pt" style:text-underline-style="none" fo:font-weight="bold" officeooo:rsid="362b5268" officeooo:paragraph-rsid="45179a47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a56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9594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51b93b9" officeooo:paragraph-rsid="46a0bb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7987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8b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aa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e81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755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034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8411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4979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6a71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69a5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paragraph-properties fo:break-before="page"/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62b5268" officeooo:paragraph-rsid="453b1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position="super 58%" style:font-name="標楷體1" officeooo:rsid="45242fae"/>
    </style:style>
    <style:style style:name="T2" style:family="text">
      <style:text-properties style:text-position="super 58%" style:font-name="標楷體1" officeooo:rsid="46706591" style:font-name-asian="標楷體1"/>
    </style:style>
    <style:style style:name="T3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4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font-name-complex="標楷體" style:text-emphasize="none"/>
    </style:style>
    <style:style style:name="T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style:font-style-asian="normal" style:font-name-complex="標楷體" style:text-emphasize="none"/>
    </style:style>
    <style:style style:name="T6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font-name-complex="標楷體" style:text-emphasize="none"/>
    </style:style>
    <style:style style:name="T7" style:family="text">
      <style:text-properties officeooo:rsid="45184302"/>
    </style:style>
    <style:style style:name="T8" style:family="text">
      <style:text-properties officeooo:rsid="451a9d73"/>
    </style:style>
    <style:style style:name="T9" style:family="text">
      <style:text-properties officeooo:rsid="36f0a7c4"/>
    </style:style>
    <style:style style:name="T10" style:family="text">
      <style:text-properties style:font-name="標楷體1"/>
    </style:style>
    <style:style style:name="T11" style:family="text">
      <style:text-properties style:font-name="標楷體1" officeooo:rsid="45242fae"/>
    </style:style>
    <style:style style:name="T12" style:family="text">
      <style:text-properties style:font-name="標楷體1" style:font-name-asian="標楷體1"/>
    </style:style>
    <style:style style:name="T13" style:family="text">
      <style:text-properties style:font-name="標楷體1" officeooo:rsid="45270db9" style:font-name-asian="標楷體1"/>
    </style:style>
    <style:style style:name="T14" style:family="text">
      <style:text-properties style:font-name="標楷體1" officeooo:rsid="456a0b29" style:font-name-asian="標楷體1"/>
    </style:style>
    <style:style style:name="T15" style:family="text">
      <style:text-properties style:font-name="標楷體1" officeooo:rsid="456beca9" style:font-name-asian="標楷體1"/>
    </style:style>
    <style:style style:name="T16" style:family="text">
      <style:text-properties style:font-name="標楷體1" officeooo:rsid="4571296f" style:font-name-asian="標楷體1"/>
    </style:style>
    <style:style style:name="T17" style:family="text">
      <style:text-properties style:font-name="標楷體1" officeooo:rsid="4661a6f9" style:font-name-asian="標楷體1"/>
    </style:style>
    <style:style style:name="T18" style:family="text">
      <style:text-properties style:font-name="標楷體1" officeooo:rsid="46706591" style:font-name-asian="標楷體1"/>
    </style:style>
    <style:style style:name="T19" style:family="text">
      <style:text-properties style:font-name="標楷體1" officeooo:rsid="2e2d83da"/>
    </style:style>
    <style:style style:name="T20" style:family="text">
      <style:text-properties style:font-name="標楷體1" officeooo:rsid="2cd378be"/>
    </style:style>
    <style:style style:name="T21" style:family="text">
      <style:text-properties style:font-name="標楷體1" officeooo:rsid="431308b3"/>
    </style:style>
    <style:style style:name="T22" style:family="text">
      <style:text-properties style:font-name="標楷體1" officeooo:rsid="4690aa39"/>
    </style:style>
    <style:style style:name="T23" style:family="text">
      <style:text-properties style:font-name="標楷體1" officeooo:rsid="43474ae5"/>
    </style:style>
    <style:style style:name="T24" style:family="text">
      <style:text-properties officeooo:rsid="45270db9"/>
    </style:style>
    <style:style style:name="T25" style:family="text">
      <style:text-properties style:font-name="Arial1" officeooo:rsid="45184302" style:font-name-asian="Arial1"/>
    </style:style>
    <style:style style:name="T26" style:family="text">
      <style:text-properties style:font-name="Arial1" officeooo:rsid="451a9d73" style:font-name-asian="Arial1"/>
    </style:style>
    <style:style style:name="T27" style:family="text">
      <style:text-properties officeooo:rsid="45544b8d"/>
    </style:style>
    <style:style style:name="T28" style:family="text">
      <style:text-properties officeooo:rsid="456a0b29"/>
    </style:style>
    <style:style style:name="T29" style:family="text">
      <style:text-properties officeooo:rsid="45eb9521"/>
    </style:style>
    <style:style style:name="T30" style:family="text">
      <style:text-properties officeooo:rsid="45eb9521" style:font-name-asian="Arial1"/>
    </style:style>
    <style:style style:name="T31" style:family="text">
      <style:text-properties officeooo:rsid="461d39ec" style:font-name-asian="Arial1"/>
    </style:style>
    <style:style style:name="T32" style:family="text">
      <style:text-properties officeooo:rsid="46a47b1e" style:font-name-asian="Arial1"/>
    </style:style>
    <style:style style:name="T33" style:family="text">
      <style:text-properties officeooo:rsid="461d39ec"/>
    </style:style>
    <style:style style:name="T34" style:family="text">
      <style:text-properties officeooo:rsid="464ec22e"/>
    </style:style>
    <style:style style:name="T35" style:family="text">
      <style:text-properties officeooo:rsid="4658a454"/>
    </style:style>
    <style:style style:name="T36" style:family="text">
      <style:text-properties officeooo:rsid="4661a6f9"/>
    </style:style>
    <style:style style:name="T37" style:family="text">
      <style:text-properties fo:color="#333333"/>
    </style:style>
    <style:style style:name="T38" style:family="text">
      <style:text-properties fo:color="#333333" officeooo:rsid="461d39ec"/>
    </style:style>
    <style:style style:name="T39" style:family="text">
      <style:text-properties fo:color="#333333" officeooo:rsid="461d39ec" style:font-name-asian="Arial1"/>
    </style:style>
    <style:style style:name="T40" style:family="text">
      <style:text-properties officeooo:rsid="43474ae5"/>
    </style:style>
    <style:style style:name="T41" style:family="text">
      <style:text-properties style:text-underline-style="solid" style:text-underline-width="auto" style:text-underline-color="font-color" officeooo:rsid="362b5268"/>
    </style:style>
    <style:style style:name="T42" style:family="text">
      <style:text-properties officeooo:rsid="4c43b58b"/>
    </style:style>
    <style:style style:name="T43" style:family="text">
      <style:text-properties officeooo:rsid="362b5268"/>
    </style:style>
    <style:style style:name="T44" style:family="text">
      <style:text-properties officeooo:rsid="46a47b1e"/>
    </style:style>
    <style:style style:name="T45" style:family="text">
      <style:text-properties style:font-name="標楷體1"/>
    </style:style>
    <style:style style:name="T46" style:family="text">
      <style:text-properties style:font-name="標楷體1" style:font-name-asian="標楷體1"/>
    </style:style>
    <style:style style:name="T47" style:family="text">
      <style:text-properties style:font-name="標楷體1" officeooo:rsid="46aaaba8" style:font-name-asian="標楷體1"/>
    </style:style>
    <style:style style:name="T48" style:family="text">
      <style:text-properties style:font-name="標楷體1" officeooo:rsid="46aeacfc" style:font-name-asian="標楷體1"/>
    </style:style>
    <style:style style:name="T49" style:family="text">
      <style:text-properties style:font-name="標楷體1" officeooo:rsid="46b99e70" style:font-name-asian="標楷體1"/>
    </style:style>
    <style:style style:name="T50" style:family="text">
      <style:text-properties style:font-name="標楷體1" officeooo:rsid="46c1f4b7" style:font-name-asian="標楷體1"/>
    </style:style>
    <style:style style:name="T51" style:family="text">
      <style:text-properties style:font-name="標楷體1" officeooo:rsid="46ccf407" style:font-name-asian="標楷體1"/>
    </style:style>
    <style:style style:name="T52" style:family="text">
      <style:text-properties style:font-name="標楷體1" officeooo:rsid="46cef991" style:font-name-asian="標楷體1"/>
    </style:style>
    <style:style style:name="T53" style:family="text">
      <style:text-properties style:font-name="標楷體1" officeooo:rsid="46d8a26a" style:font-name-asian="標楷體1"/>
    </style:style>
    <style:style style:name="T54" style:family="text">
      <style:text-properties style:font-name="標楷體1" officeooo:rsid="46dc0c35" style:font-name-asian="標楷體1"/>
    </style:style>
    <style:style style:name="T55" style:family="text">
      <style:text-properties style:font-name="標楷體1" officeooo:rsid="46e19a12" style:font-name-asian="標楷體1"/>
    </style:style>
    <style:style style:name="T56" style:family="text">
      <style:text-properties style:font-name="標楷體1" officeooo:rsid="46e4fdb5" style:font-name-asian="標楷體1"/>
    </style:style>
    <style:style style:name="T57" style:family="text">
      <style:text-properties style:font-name="標楷體1" officeooo:rsid="46e51e1b" style:font-name-asian="標楷體1"/>
    </style:style>
    <style:style style:name="T58" style:family="text">
      <style:text-properties style:font-name="標楷體1" officeooo:rsid="46eeeb9d" style:font-name-asian="標楷體1"/>
    </style:style>
    <style:style style:name="T59" style:family="text">
      <style:text-properties style:font-name="標楷體1" officeooo:rsid="46effd8b" style:font-name-asian="標楷體1"/>
    </style:style>
    <style:style style:name="T60" style:family="text">
      <style:text-properties style:font-name="標楷體1" officeooo:rsid="46f5e260" style:font-name-asian="標楷體1"/>
    </style:style>
    <style:style style:name="T61" style:family="text">
      <style:text-properties style:font-name="標楷體1" officeooo:rsid="46c0109c"/>
    </style:style>
    <style:style style:name="T62" style:family="text">
      <style:text-properties style:font-name="標楷體1" officeooo:rsid="46b99e70"/>
    </style:style>
    <style:style style:name="T63" style:family="text">
      <style:text-properties style:font-name="標楷體1" style:font-name-asian="Liberation Serif" style:font-name-complex="Liberation Serif"/>
    </style:style>
    <style:style style:name="T64" style:family="text">
      <style:text-properties officeooo:rsid="46aaaba8"/>
    </style:style>
    <style:style style:name="T65" style:family="text">
      <style:text-properties officeooo:rsid="46aeacfc"/>
    </style:style>
    <style:style style:name="T66" style:family="text">
      <style:text-properties style:font-name="標楷體"/>
    </style:style>
    <style:style style:name="T67" style:family="text">
      <style:text-properties style:font-name="標楷體" officeooo:rsid="46b99e70"/>
    </style:style>
    <style:style style:name="T68" style:family="text">
      <style:text-properties style:font-name="標楷體" officeooo:rsid="46c0109c"/>
    </style:style>
    <style:style style:name="T69" style:family="text">
      <style:text-properties style:font-name="標楷體" officeooo:rsid="46cdf440"/>
    </style:style>
    <style:style style:name="T70" style:family="text">
      <style:text-properties style:font-name="標楷體" officeooo:rsid="46d42b52"/>
    </style:style>
    <style:style style:name="T71" style:family="text">
      <style:text-properties style:font-name="標楷體" officeooo:rsid="46e285b7"/>
    </style:style>
    <style:style style:name="T72" style:family="text">
      <style:text-properties style:font-name="標楷體" officeooo:rsid="46e48fc0"/>
    </style:style>
    <style:style style:name="T73" style:family="text">
      <style:text-properties style:font-name="標楷體" officeooo:rsid="46eb05ed"/>
    </style:style>
    <style:style style:name="T74" style:family="text">
      <style:text-properties style:font-name="標楷體" officeooo:rsid="46ec7853"/>
    </style:style>
    <style:style style:name="T75" style:family="text">
      <style:text-properties style:font-name="標楷體" officeooo:rsid="46ee3334"/>
    </style:style>
    <style:style style:name="T76" style:family="text">
      <style:text-properties officeooo:rsid="46c095cf"/>
    </style:style>
    <style:style style:name="T77" style:family="text">
      <style:text-properties officeooo:rsid="46c1f4b7"/>
    </style:style>
    <style:style style:name="T78" style:family="text">
      <style:text-properties style:font-name="Liberation Serif" officeooo:rsid="46cdf440" style:font-name-asian="Liberation Serif" style:font-name-complex="Liberation Serif"/>
    </style:style>
    <style:style style:name="T79" style:family="text">
      <style:text-properties officeooo:rsid="46f5877b"/>
    </style:style>
    <style:style style:name="T80" style:family="text">
      <style:text-properties officeooo:rsid="46f5877b" style:font-name-asian="Arial1"/>
    </style:style>
    <style:style style:name="T81" style:family="text">
      <style:text-properties officeooo:rsid="46f5e260"/>
    </style:style>
    <style:style style:name="T82" style:family="text">
      <style:text-properties officeooo:rsid="46f7c791"/>
    </style:style>
    <style:style style:name="T83" style:family="text">
      <style:text-properties officeooo:rsid="46fafd5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95677057" text:style-name="L1">
        <text:list-item>
          <text:p text:style-name="P1"><text:bookmark-start text:name="量變、質變"/>量變、質變<text:bookmark-end text:name="量變、質變"/></text:p>
          <text:list>
            <text:list-item>
              <text:p text:style-name="P114">量變、質變。</text:p>
              <text:list>
                <text:list-item>
                  <text:p text:style-name="P115">從 某一特定個體 變成 該個體<text:span text:style-name="T3"> </text:span><text:span text:style-name="T6">↔</text:span><text:span text:style-name="T4"> 量變</text:span>。</text:p>
                </text:list-item>
                <text:list-item>
                  <text:p text:style-name="P2">從 某一特定個體 變成 其他個體 <text:span text:style-name="T25">↔</text:span><text:span text:style-name="T7"> 質變</text:span>。</text:p>
                </text:list-item>
              </text:list>
            </text:list-item>
            <text:list-item>
              <text:p text:style-name="P116">量變、質變。</text:p>
              <text:list>
                <text:list-item>
                  <text:p text:style-name="P117"><text:span text:style-name="T4">振幅型、編碼型、光型、磁場型、位能型、能量型、宗態層級型 </text:span><text:span text:style-name="T3">量變、質變</text:span>。</text:p>
                </text:list-item>
              </text:list>
            </text:list-item>
            <text:list-item>
              <text:p text:style-name="P116">明顯例子，視覺。</text:p>
              <text:list>
                <text:list-item>
                  <text:p text:style-name="P118"><text:span text:style-name="T3">（相關描述在 </text:span><text:span text:style-name="T5">歷史人物</text:span><text:span text:style-name="T3"> 文件群的 </text:span><text:span text:style-name="T5">蘇格拉底</text:span><text:span text:style-name="T3">的 </text:span><text:span text:style-name="T5">明顯例子，視覺</text:span><text:span text:style-name="T3">）</text:span></text:p>
                </text:list-item>
                <text:list-item>
                  <text:p text:style-name="P3">光的 亮、暗 變化 <text:span text:style-name="T25">↔</text:span><text:span text:style-name="T7"> 量變</text:span>。</text:p>
                  <text:list>
                    <text:list-item>
                      <text:p text:style-name="P4">光的 <text:span text:style-name="T9">色調值、濃度值、亮度值</text:span> 變化 <text:span text:style-name="T25">↔</text:span><text:span text:style-name="T7"> 量變、能量型質變、振幅型量變、頻率型量變</text:span>。</text:p>
                    </text:list-item>
                  </text:list>
                </text:list-item>
                <text:list-item>
                  <text:p text:style-name="P4">光 從 光 變成 化學能、電訊號 <text:span text:style-name="T25">↔</text:span><text:span text:style-name="T7"> 質變、能量型質變、（從弦波）編碼（成方波）型質變</text:span>。</text:p>
                  <text:list>
                    <text:list-item>
                      <text:p text:style-name="P5">光 <text:span text:style-name="T26">↔</text:span><text:span text:style-name="T8"> 電磁波、弦波</text:span>。</text:p>
                    </text:list-item>
                    <text:list-item>
                      <text:p text:style-name="P6">電訊號 <text:span text:style-name="T26">↔</text:span><text:span text:style-name="T8"> 電能、方波</text:span>。</text:p>
                    </text:list-item>
                  </text:list>
                </text:list-item>
              </text:list>
            </text:list-item>
            <text:list-item>
              <text:p text:style-name="P6">明顯例子，馬達。</text:p>
              <text:list>
                <text:list-item>
                  <text:p text:style-name="P7">光、磁場 的 大、小 變化 <text:span text:style-name="T25">↔</text:span><text:span text:style-name="T7"> 量變、能量型量變、光型量變、磁場型量變</text:span>。</text:p>
                </text:list-item>
                <text:list-item>
                  <text:p text:style-name="P7">光、能量 從 光 變成 力 <text:span text:style-name="T25">↔</text:span><text:span text:style-name="T7"> 質變、能量型質變</text:span>。</text:p>
                </text:list-item>
              </text:list>
            </text:list-item>
            <text:list-item>
              <text:p text:style-name="P8">明顯例子，物體 自由落體。</text:p>
              <text:list>
                <text:list-item>
                  <text:p text:style-name="P9">位能 從 大 變成 小 <text:span text:style-name="T25">↔</text:span><text:span text:style-name="T7"> 量變</text:span>。</text:p>
                  <text:list>
                    <text:list-item>
                      <text:p text:style-name="P10">從 位能 變成 位能 <text:span text:style-name="T25">↔</text:span><text:span text:style-name="T7"> 量變、能量型量變、位能型量變</text:span>。</text:p>
                    </text:list-item>
                  </text:list>
                </text:list-item>
                <text:list-item>
                  <text:p text:style-name="P11">能量 從 位能 變成 動能 <text:span text:style-name="T25">↔</text:span><text:span text:style-name="T7"> 質變</text:span>。</text:p>
                  <text:list>
                    <text:list-item>
                      <text:p text:style-name="P10">從 位能 變成 動能 <text:span text:style-name="T25">↔</text:span><text:span text:style-name="T7"> 質變、能量型質變</text:span>。</text:p>
                    </text:list-item>
                  </text:list>
                </text:list-item>
              </text:list>
            </text:list-item>
            <text:list-item>
              <text:p text:style-name="P9">明顯例子，<text:span text:style-name="T10">E = </text:span><text:span text:style-name="T11">m * c</text:span><text:span text:style-name="T1">2</text:span>。</text:p>
              <text:list>
                <text:list-item>
                  <text:p text:style-name="P9">從 能量 變成 能量 <text:span text:style-name="T25">↔</text:span><text:span text:style-name="T7"> 量變</text:span>。</text:p>
                </text:list-item>
                <text:list-item>
                  <text:p text:style-name="P9">從 能量 變成 物質 <text:span text:style-name="T25">↔</text:span><text:span text:style-name="T7"> 質變</text:span>。</text:p>
                </text:list-item>
              </text:list>
            </text:list-item>
            <text:list-item>
              <text:p text:style-name="P12">明顯例子。</text:p>
              <text:list>
                <text:list-item>
                  <text:p text:style-name="P12"><text:span text:style-name="T12">從 第一個&lt;?</text:span><text:span text:style-name="T13">a&gt;個體</text:span><text:span text:style-name="T12"> 變成 第二個&lt;?</text:span><text:span text:style-name="T13">a&gt;個體</text:span> <text:span text:style-name="T25">↔</text:span><text:span text:style-name="T7"> 量變、宗態層級型量變</text:span>。</text:p>
                </text:list-item>
                <text:list-item>
                  <text:p text:style-name="P13"><text:span text:style-name="T12">從 &lt;?</text:span><text:span text:style-name="T13">a&gt;個體</text:span><text:span text:style-name="T12"> 變成 &lt;?</text:span><text:span text:style-name="T13">b&gt;個</text:span><text:span text:style-name="T24">體</text:span> <text:span text:style-name="T25">↔</text:span><text:span text:style-name="T7"> 質變、宗態層級型質變</text:span>。</text:p>
                </text:list-item>
              </text:list>
            </text:list-item>
            <text:list-item>
              <text:p text:style-name="P13">明顯例子。</text:p>
              <text:list>
                <text:list-item>
                  <text:p text:style-name="P13">假定，第一個個體 要 維護、增加 權力、金錢、名聲。</text:p>
                  <text:list>
                    <text:list-item>
                      <text:p text:style-name="P14">要 <text:span text:style-name="T25">↔</text:span><text:span text:style-name="T7"> 想要、需要、已經要、正在要、即將要</text:span>。</text:p>
                    </text:list-item>
                    <text:list-item>
                      <text:p text:style-name="P14">維護 <text:span text:style-name="T25">↔</text:span><text:span text:style-name="T7"> 維持</text:span>。</text:p>
                    </text:list-item>
                    <text:list-item>
                      <text:p text:style-name="P14">增加 <text:span text:style-name="T25">↔</text:span><text:span text:style-name="T7"> 提升、昇華</text:span>。</text:p>
                    </text:list-item>
                    <text:list-item>
                      <text:p text:style-name="P132">權力 <text:span text:style-name="T25">↔</text:span><text:span text:style-name="T7"> </text:span>權力、權利、權限。</text:p>
                    </text:list-item>
                    <text:list-item>
                      <text:p text:style-name="P15">金錢 <text:span text:style-name="T25">↔</text:span><text:span text:style-name="T7"> 利益、資產、資源</text:span>。</text:p>
                    </text:list-item>
                    <text:list-item>
                      <text:p text:style-name="P15">名聲 <text:span text:style-name="T25">↔</text:span><text:span text:style-name="T7"> 名號、</text:span>職位、身分。</text:p>
                    </text:list-item>
                  </text:list>
                </text:list-item>
                <text:list-item>
                  <text:p text:style-name="P16">第一個個體 有機率使用 權力 維護、增加 權力。</text:p>
                  <text:list>
                    <text:list-item>
                      <text:p text:style-name="P17">從 權力 變成 權力 <text:span text:style-name="T25">↔</text:span><text:span text:style-name="T7"> 量變</text:span>。</text:p>
                      <text:list>
                        <text:list-item>
                          <text:p text:style-name="P18">從 權力 變成（（已經、正在、即將）（維護、增加 的）權力）<text:span text:style-name="T25">↔</text:span><text:span text:style-name="T7"> 量變</text:span>。</text:p>
                        </text:list-item>
                        <text:list-item>
                          <text:p text:style-name="P18">從 <text:span text:style-name="T12">((維護、增加)權力)</text:span> 變成（<text:span text:style-name="T12">(已經、正在、即將)(維護、增加 的)</text:span>權力）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16">明顯例子，馬太效應、慣性思維。</text:p>
                    </text:list-item>
                    <text:list-item>
                      <text:p text:style-name="P16">抽象例子，存在、內捲、內在機制的運作。</text:p>
                    </text:list-item>
                  </text:list>
                </text:list-item>
                <text:list-item>
                  <text:p text:style-name="P19">第一個個體 有機率 自己去、指揮第二個個體 做 某一特定事情，維護、增加 權力。</text:p>
                  <text:list>
                    <text:list-item>
                      <text:p text:style-name="P20">從 做 變成 權力 <text:span text:style-name="T25">↔</text:span><text:span text:style-name="T7"> 質變</text:span>。</text:p>
                      <text:list>
                        <text:list-item>
                          <text:p text:style-name="P19">從 權力 變成 做 變成 權力 <text:span text:style-name="T25">↔</text:span><text:span text:style-name="T7"> 質變</text:span>。</text:p>
                        </text:list-item>
                        <text:list-item>
                          <text:p text:style-name="P21"><text:span text:style-name="T12">從（維護、增加 權力）</text:span>變成（做 該事情）變成（維護、增加 權力）<text:span text:style-name="T7"> </text:span><text:span text:style-name="T25">↔</text:span><text:span text:style-name="T7"> 質變</text:span>。</text:p>
                        </text:list-item>
                        <text:list-item>
                          <text:p text:style-name="P22">事情 <text:span text:style-name="T25">↔</text:span><text:span text:style-name="T7"> 事件。</text:span></text:p>
                          <text:list>
                            <text:list-item>
                              <text:p text:style-name="P22">事情 <text:span text:style-name="T25">↔</text:span><text:span text:style-name="T7"> 思想、決策、行動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">明顯例子，改革、改變思維。</text:p>
                    </text:list-item>
                    <text:list-item>
                      <text:p text:style-name="P22">抽象例子，變化、外科手術、兩個個體的交互作用。</text:p>
                    </text:list-item>
                  </text:list>
                </text:list-item>
              </text:list>
            </text:list-item>
            <text:list-item>
              <text:p text:style-name="P22">明顯例子，假定，第一個個體 是 群體的 立法委員。</text:p>
              <text:list>
                <text:list-item>
                  <text:p text:style-name="P23">假定，第一個個體 要 維護、增加 立法委員的 權力。</text:p>
                </text:list-item>
                <text:list-item>
                  <text:p text:style-name="P23">假定，第一個個體 立法，維持、增加 立法委員的 權力。</text:p>
                  <text:list>
                    <text:list-item>
                      <text:p text:style-name="P24">從 立法委員的權力 變成 立法委員的權力 <text:span text:style-name="T25">↔</text:span><text:span text:style-name="T7"> 量變</text:span>。</text:p>
                      <text:list>
                        <text:list-item>
                          <text:p text:style-name="P25">從 立法委員的（立法）權力 變成（該）立法委員（要）的權力 <text:span text:style-name="T25">↔</text:span><text:span text:style-name="T7"> 量變</text:span>。</text:p>
                        </text:list-item>
                      </text:list>
                    </text:list-item>
                    <text:list-item>
                      <text:p text:style-name="P26">從 權力 變成 權力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27">假定，第一個個體 聚集群眾 →<text:span text:style-name="T27"> 消失</text:span> 某一特定（其他）立法委員 →<text:span text:style-name="T27"> </text:span>強行 立 某一特定法。</text:p>
                  <text:list>
                    <text:list-item>
                      <text:p text:style-name="P28">假定，該法 是 <text:span text:style-name="T7">能夠 </text:span>維護、增加 立法委員的 權力的 法律。</text:p>
                    </text:list-item>
                    <text:list-item>
                      <text:p text:style-name="P29">從（聚集→消失→立法）變成 權力 <text:span text:style-name="T25">↔</text:span><text:span text:style-name="T7"> 質變</text:span>。</text:p>
                      <text:list>
                        <text:list-item>
                          <text:p text:style-name="P30">從（權力 以外的 其他個體）變成 權力 <text:span text:style-name="T25">↔</text:span><text:span text:style-name="T7"> 質變</text:span>。</text:p>
                          <text:list>
                            <text:list-item>
                              <text:p text:style-name="P30">從（<text:span text:style-name="T12">(立法委員的)權</text:span>力 以外的 其他個體）變成 <text:span text:style-name="T12">(立法委員的)</text:span>權力 <text:span text:style-name="T25">↔</text:span><text:span text:style-name="T7"> 質變</text:span>。</text:p>
                            </text:list-item>
                          </text:list>
                        </text:list-item>
                        <text:list-item>
                          <text:p text:style-name="P31">從 其他個體 變成 權力 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1">明顯例子，英國。</text:p>
              <text:list>
                <text:list-item>
                  <text:p text:style-name="P32">英國殖民。</text:p>
                  <text:list>
                    <text:list-item>
                      <text:p text:style-name="P32">從 英國人 變成 英國人 <text:span text:style-name="T25">↔</text:span><text:span text:style-name="T7"> 量變</text:span>。</text:p>
                    </text:list-item>
                    <text:list-item>
                      <text:p text:style-name="P33">從（在 英國的）英國人 變成（在 美洲的）英國人 <text:span text:style-name="T25">↔</text:span><text:span text:style-name="T7"> 量變</text:span>。</text:p>
                      <text:list>
                        <text:list-item>
                          <text:p text:style-name="P119">從（在）英國（的英國人）變成（在）美洲（的英國人）<text:span text:style-name="T25">↔</text:span><text:span text:style-name="T7"> 質變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32">英國人 在 美洲 建國、發表美國獨立宣言。</text:p>
                  <text:list>
                    <text:list-item>
                      <text:p text:style-name="P33">從 英國人 變成 美國人 <text:span text:style-name="T25">↔</text:span><text:span text:style-name="T7"> 質變</text:span>。</text:p>
                    </text:list-item>
                    <text:list-item>
                      <text:p text:style-name="P34">從（在 美洲的）英國人、印地安人 變成（在 美洲的）美國人 <text:span text:style-name="T25">↔</text:span><text:span text:style-name="T7"> 質變</text:span>。</text:p>
                      <text:list>
                        <text:list-item>
                          <text:p text:style-name="P120">從 人 變成 人 <text:span text:style-name="T25">↔</text:span><text:span text:style-name="T7"> 量變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3">明顯例子，中國。</text:p>
              <text:list>
                <text:list-item>
                  <text:p text:style-name="P35">文化大革命。</text:p>
                  <text:list>
                    <text:list-item>
                      <text:p text:style-name="P33">從 中國人 變成 中國人 <text:span text:style-name="T25">↔</text:span><text:span text:style-name="T7"> 量變</text:span>。</text:p>
                    </text:list-item>
                    <text:list-item>
                      <text:p text:style-name="P36">從（正在傳承 的）中國人 變成（摧毀傳承 的）中國人 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6">滿人、清朝人 佔領 中國大陸。</text:p>
                  <text:list>
                    <text:list-item>
                      <text:p text:style-name="P36">從 明朝人 變成 清朝人 <text:span text:style-name="T25">↔</text:span><text:span text:style-name="T7"> 質變</text:span>。</text:p>
                    </text:list-item>
                    <text:list-item>
                      <text:p text:style-name="P36">從（在 中國大陸的）明朝人 變成（在 中國大陸的）清朝人 <text:span text:style-name="T25">↔</text:span><text:span text:style-name="T7"> 質變</text:span>。</text:p>
                    </text:list-item>
                  </text:list>
                </text:list-item>
              </text:list>
            </text:list-item>
            <text:list-item>
              <text:p text:style-name="P31">明顯例子。</text:p>
              <text:list>
                <text:list-item>
                  <text:p text:style-name="P31">假定，攝<text:span text:style-name="T12">氏</text:span><text:span text:style-name="T14">10000</text:span><text:span text:style-name="T28">度，某一特定個體 是</text:span><text:span text:style-name="T14"> 1%液態、9</text:span><text:span text:style-name="T15">9</text:span><text:span text:style-name="T14">%固態</text:span><text:span text:style-name="T28">。</text:span></text:p>
                </text:list-item>
                <text:list-item>
                  <text:p text:style-name="P37">假定，攝<text:span text:style-name="T12">氏</text:span><text:span text:style-name="T14">100000000</text:span><text:span text:style-name="T28">度，該個體 是</text:span><text:span text:style-name="T14"> </text:span><text:span text:style-name="T16">99</text:span><text:span text:style-name="T14">%液態、</text:span><text:span text:style-name="T16">1</text:span><text:span text:style-name="T14">%固態</text:span>。</text:p>
                  <text:list>
                    <text:list-item>
                      <text:p text:style-name="P37">從 攝<text:span text:style-name="T12">氏</text:span><text:span text:style-name="T14">10000度 到 </text:span><text:span text:style-name="T12">攝氏</text:span><text:span text:style-name="T14">100000000</text:span><text:span text:style-name="T28">度，從 </text:span><text:span text:style-name="T14">1%液態</text:span><text:span text:style-name="T28"> 到 </text:span><text:span text:style-name="T16">99</text:span><text:span text:style-name="T14">%液態</text:span><text:span text:style-name="T28"> </text:span><text:span text:style-name="T25">↔</text:span><text:span text:style-name="T7"> 量變</text:span>。</text:p>
                    </text:list-item>
                  </text:list>
                </text:list-item>
                <text:list-item>
                  <text:p text:style-name="P38">假定，其他個體 認定，攝<text:span text:style-name="T12">氏</text:span><text:span text:style-name="T14">10000度、9</text:span><text:span text:style-name="T15">9</text:span><text:span text:style-name="T14">%固態</text:span><text:span text:style-name="T28">，該個體 是 固態個體</text:span>。</text:p>
                </text:list-item>
                <text:list-item>
                  <text:p text:style-name="P39">假定，其他個體 認定，攝<text:span text:style-name="T12">氏</text:span><text:span text:style-name="T14">100000000度、</text:span><text:span text:style-name="T16">99</text:span><text:span text:style-name="T14">%液態</text:span><text:span text:style-name="T28">，該個體 是 液態個體</text:span>。</text:p>
                  <text:list>
                    <text:list-item>
                      <text:p text:style-name="P40">從 攝<text:span text:style-name="T12">氏</text:span><text:span text:style-name="T14">10000度 到 </text:span><text:span text:style-name="T12">攝氏</text:span><text:span text:style-name="T14">100000000</text:span><text:span text:style-name="T28">度，從 固態個體 到 液態個體 </text:span><text:span text:style-name="T25">↔</text:span><text:span text:style-name="T7"> 質變</text:span>。</text:p>
                    </text:list-item>
                  </text:list>
                </text:list-item>
                <text:list-item>
                  <text:p text:style-name="P41">從 攝<text:span text:style-name="T12">氏</text:span><text:span text:style-name="T14">10000度 到 </text:span><text:span text:style-name="T12">攝氏</text:span><text:span text:style-name="T14">100000000</text:span><text:span text:style-name="T28">度，該個體的 變化（同時）是 量變、質變</text:span>。</text:p>
                  <text:list>
                    <text:list-item>
                      <text:p text:style-name="P41">假定，以 液態的佔比 為 座標系。</text:p>
                      <text:list>
                        <text:list-item>
                          <text:p text:style-name="P41">該個體 是 量變。</text:p>
                        </text:list-item>
                      </text:list>
                    </text:list-item>
                    <text:list-item>
                      <text:p text:style-name="P41">假定，以 相態 為 座標系。</text:p>
                      <text:list>
                        <text:list-item>
                          <text:p text:style-name="P41">該個體 是 質變。</text:p>
                        </text:list-item>
                      </text:list>
                    </text:list-item>
                    <text:list-item>
                      <text:p text:style-name="P41">假定，以 該個體 為 座標系。</text:p>
                      <text:list>
                        <text:list-item>
                          <text:p text:style-name="P42">該個體 <text:span text:style-name="T28">是 量變、質變、量質二相性</text:span>。</text:p>
                          <text:list>
                            <text:list-item>
                              <text:p text:style-name="P43"><text:span text:style-name="T28">量質二相性 </text:span><text:span text:style-name="T25">↔</text:span><text:span text:style-name="T7"> 波粒二象性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22"><text:bookmark-start text:name="哲學"/>哲學<text:bookmark-end text:name="哲學"/></text:p>
          <text:list>
            <text:list-item>
              <text:p text:style-name="P43">思想 有機率 維持、提升、昇華 思想、決策、行動。</text:p>
              <text:list>
                <text:list-item>
                  <text:p text:style-name="P44">思想、決策、行動。</text:p>
                  <text:list>
                    <text:list-item>
                      <text:p text:style-name="P43">哲學 <text:span text:style-name="T30">↔</text:span><text:span text:style-name="T29"> 思想</text:span>。</text:p>
                    </text:list-item>
                    <text:list-item>
                      <text:p text:style-name="P45">大腦判斷 <text:span text:style-name="T29">↔ 決策</text:span>。</text:p>
                    </text:list-item>
                    <text:list-item>
                      <text:p text:style-name="P43">感測、交互作用 <text:span text:style-name="T29">↔ 行動</text:span>。</text:p>
                    </text:list-item>
                  </text:list>
                </text:list-item>
                <text:list-item>
                  <text:p text:style-name="P43">思想、決策、行動。</text:p>
                  <text:list>
                    <text:list-item>
                      <text:p text:style-name="P43">個體 有機率（只）會 思想，不會 決策、行動。</text:p>
                      <text:list>
                        <text:list-item>
                          <text:p text:style-name="P43">明顯例子，思想家。</text:p>
                        </text:list-item>
                      </text:list>
                    </text:list-item>
                    <text:list-item>
                      <text:p text:style-name="P46">個體 有機率（只）會 決策，不會 思想、行動。</text:p>
                      <text:list>
                        <text:list-item>
                          <text:p text:style-name="P46">明顯例子，（沒有進行思考、只依靠經驗和本能 就 下決策的）決策者。</text:p>
                        </text:list-item>
                      </text:list>
                    </text:list-item>
                    <text:list-item>
                      <text:p text:style-name="P43">個體 有機率（只）會 行動，不會 思想、決策。</text:p>
                      <text:list>
                        <text:list-item>
                          <text:p text:style-name="P43">明顯例子，（沒有進行思考和決策、只依靠本能 就 行動的）行動者。</text:p>
                        </text:list-item>
                      </text:list>
                    </text:list-item>
                    <text:list-item>
                      <text:p text:style-name="P46">個體 有機率（只）會 思想、決策，不會 行動。</text:p>
                      <text:list>
                        <text:list-item>
                          <text:p text:style-name="P47">明顯例子，（有進行思考 依照思考的結果 下決策的）決策者。</text:p>
                        </text:list-item>
                      </text:list>
                    </text:list-item>
                    <text:list-item>
                      <text:p text:style-name="P46">個體 有機率（只）會 思想、行動，不會 決策。</text:p>
                      <text:list>
                        <text:list-item>
                          <text:p text:style-name="P46">明顯例子，擁有 選擇障礙的 個體。</text:p>
                        </text:list-item>
                      </text:list>
                    </text:list-item>
                    <text:list-item>
                      <text:p text:style-name="P46">個體 有機率（只）會 決策、行動，不會 思想。</text:p>
                      <text:list>
                        <text:list-item>
                          <text:p text:style-name="P46">明顯例子，深藍（電腦）。</text:p>
                        </text:list-item>
                      </text:list>
                    </text:list-item>
                    <text:list-item>
                      <text:p text:style-name="P46">個體 有機率 會 思想、決策、行動。</text:p>
                      <text:list>
                        <text:list-item>
                          <text:p text:style-name="P46">明顯例子，亞里斯多德、尼古拉<text:span text:style-name="T19">·</text:span>特斯拉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3"><text:span text:style-name="T37">哲學 描述 </text:span>字詞。</text:p>
              <text:list>
                <text:list-item>
                  <text:p text:style-name="P121">（<text:span text:style-name="T43">字詞 的 相關描述在 </text:span><text:span text:style-name="T41">哲學</text:span><text:span text:style-name="T43"> 文件群的 </text:span><text:span text:style-name="T41">字詞</text:span><text:span text:style-name="T42">）</text:span></text:p>
                </text:list-item>
                <text:list-item>
                  <text:p text:style-name="P124"><text:span text:style-name="T37">哲學 對 字詞 </text:span>推廣化、深入化、實體化、抽象化。</text:p>
                  <text:list>
                    <text:list-item>
                      <text:p text:style-name="P48">推廣化 <text:span text:style-name="T31">↔</text:span><text:span text:style-name="T33"> 函數修改化</text:span>。</text:p>
                    </text:list-item>
                    <text:list-item>
                      <text:p text:style-name="P48">深入化 <text:span text:style-name="T31">↔</text:span><text:span text:style-name="T33"> </text:span>函數曲線<text:span text:style-name="T33">化</text:span>。</text:p>
                    </text:list-item>
                    <text:list-item>
                      <text:p text:style-name="P48">實體化 <text:span text:style-name="T31">↔</text:span><text:span text:style-name="T33"> 函數</text:span>實體化。</text:p>
                    </text:list-item>
                    <text:list-item>
                      <text:p text:style-name="P48">抽象化 <text:span text:style-name="T31">↔</text:span><text:span text:style-name="T33"> 函數名稱化</text:span>。</text:p>
                    </text:list-item>
                    <text:list-item>
                      <text:p text:style-name="P48">明顯例子，蘋果。</text:p>
                      <text:list>
                        <text:list-item>
                          <text:p text:style-name="P49">蘋果 →（抽象化）→ 水果。</text:p>
                        </text:list-item>
                        <text:list-item>
                          <text:p text:style-name="P49">水果 →（實體化）→ 香蕉。</text:p>
                        </text:list-item>
                        <text:list-item>
                          <text:p text:style-name="P49">香蕉 →（深入化）→ 香、蕉。</text:p>
                        </text:list-item>
                        <text:list-item>
                          <text:p text:style-name="P49">香 →（推廣化）→ 香水。</text:p>
                        </text:list-item>
                        <text:list-item>
                          <text:p text:style-name="P50">香水 →（深入化）→ 有 香味的 液體。</text:p>
                        </text:list-item>
                        <text:list-item>
                          <text:p text:style-name="P51">有 香味的 液體 →（實體化）→ 有 香味的 玫瑰精油。</text:p>
                        </text:list-item>
                        <text:list-item>
                          <text:p text:style-name="P52">有 香味的 玫瑰精油 →（抽象化）→ 有 味道的 油。</text:p>
                        </text:list-item>
                      </text:list>
                    </text:list-item>
                  </text:list>
                </text:list-item>
                <text:list-item>
                  <text:p text:style-name="P53">哲學 對 字詞 推廣化、深入化、實體化、抽象化。</text:p>
                  <text:list>
                    <text:list-item>
                      <text:p text:style-name="P125">推廣化<text:span text:style-name="T37"> </text:span><text:span text:style-name="T39">↔</text:span><text:span text:style-name="T38"> 排列組合化、修改增減化、</text:span><text:span text:style-name="T37">函數修改</text:span><text:span text:style-name="T38">化</text:span>。</text:p>
                      <text:list>
                        <text:list-item>
                          <text:p text:style-name="P54"><text:span text:style-name="T33">排列組合化 的 </text:span>明顯例子，愛的文明 的字詞 是 愛、的、文、明。</text:p>
                          <text:list>
                            <text:list-item>
                              <text:p text:style-name="P55">愛的文明 →（排列組合化）→ 文明的愛、文明愛的、愛文明的、愛文明、愛。</text:p>
                              <text:list>
                                <text:list-item>
                                  <text:p text:style-name="P56">明顯例子，哲學（再）對 文明的愛 推廣化、深入化、實體化、抽象化。</text:p>
                                </text:list-item>
                              </text:list>
                            </text:list-item>
                            <text:list-item>
                              <text:p text:style-name="P57">愛的文明 →（排列組合化）→ 愛的明文、明文的愛、明愛的文、明的愛文。</text:p>
                            </text:list-item>
                          </text:list>
                        </text:list-item>
                        <text:list-item>
                          <text:p text:style-name="P58">函數修改<text:span text:style-name="T33">化 的 </text:span>明顯例子<text:span text:style-name="T12">，</text:span><text:span text:style-name="T18">ax</text:span><text:span text:style-name="T2">2</text:span><text:span text:style-name="T18"> + bx + c </text:span>修改成 <text:span text:style-name="T18">ax</text:span><text:span text:style-name="T2">3</text:span><text:span text:style-name="T18"> + 5bx + c</text:span>。</text:p>
                        </text:list-item>
                      </text:list>
                    </text:list-item>
                    <text:list-item>
                      <text:p text:style-name="P126">深入化<text:span text:style-name="T37"> </text:span><text:span text:style-name="T39">↔</text:span><text:span text:style-name="T38"> 定義化、</text:span><text:span text:style-name="T37">函數曲線</text:span><text:span text:style-name="T38">化、函數方程式化</text:span><text:span text:style-name="T33">。</text:span></text:p>
                      <text:list>
                        <text:list-item>
                          <text:p text:style-name="P59"><text:span text:style-name="T33">使用 不同角度、不同視角、不同情境 描述 字詞</text:span>。</text:p>
                        </text:list-item>
                        <text:list-item>
                          <text:p text:style-name="P60">抽象例子，手電筒 使用 <text:span text:style-name="T33">不同 角度、位置、亮度、顏色、範圍 照射 某一特定個體</text:span>。</text:p>
                        </text:list-item>
                        <text:list-item>
                          <text:p text:style-name="P61">抽象例子，描述 不同 溫度、壓力、大小、動能、位能、電能 情況的<text:span text:style-name="T33"> 某一特定個體</text:span>。</text:p>
                        </text:list-item>
                      </text:list>
                    </text:list-item>
                    <text:list-item>
                      <text:p text:style-name="P127">實體化<text:span text:style-name="T37"> </text:span><text:span text:style-name="T39">↔</text:span><text:span text:style-name="T38"> 物件化、日常生活化、修煉生活化、新知生活化、跨領域移植</text:span>。</text:p>
                      <text:list>
                        <text:list-item>
                          <text:p text:style-name="P62"><text:span text:style-name="T33">物件 是</text:span>（程式語言的<text:span text:style-name="T10">）</text:span><text:span text:style-name="T33">物件</text:span>。</text:p>
                        </text:list-item>
                        <text:list-item>
                          <text:p text:style-name="P63"><text:span text:style-name="T33">新知生活化 的 </text:span>明顯例子<text:span text:style-name="T10">，</text:span><text:span text:style-name="T33">新知 日常生活化、修煉生活化</text:span>。</text:p>
                          <text:list>
                            <text:list-item>
                              <text:p text:style-name="P64"><text:span text:style-name="T33">新知 的 </text:span>明顯例子<text:span text:style-name="T10">，</text:span><text:span text:style-name="T33">新的 知識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28">抽象化<text:span text:style-name="T37"> </text:span><text:span text:style-name="T39">↔</text:span><text:span text:style-name="T38"> 類別化、數學化、函數名稱化</text:span>。</text:p>
                      <text:list>
                        <text:list-item>
                          <text:p text:style-name="P65"><text:span text:style-name="T33">類別 是</text:span>（程式語言的<text:span text:style-name="T10">）</text:span><text:span text:style-name="T33">類別</text:span>。</text:p>
                        </text:list-item>
                        <text:list-item>
                          <text:p text:style-name="P66">抽象例子。</text:p>
                          <text:list>
                            <text:list-item>
                              <text:p text:style-name="P129"><text:span text:style-name="T37">哲學 </text:span>哲學<text:span text:style-name="T33">數學化</text:span>。</text:p>
                              <text:list>
                                <text:list-item>
                                  <text:p text:style-name="P67">抽象化。</text:p>
                                </text:list-item>
                                <text:list-item>
                                  <text:p text:style-name="P130">有機率 失真。</text:p>
                                </text:list-item>
                              </text:list>
                            </text:list-item>
                            <text:list-item>
                              <text:p text:style-name="P68">使用 數學工具、數學公式、數學模型 發展（哲學<text:span text:style-name="T33">數學化 之後的</text:span>）哲學。</text:p>
                              <text:list>
                                <text:list-item>
                                  <text:p text:style-name="P69">推廣化、深入化。</text:p>
                                </text:list-item>
                              </text:list>
                            </text:list-item>
                            <text:list-item>
                              <text:p text:style-name="P70">（哲學<text:span text:style-name="T33">數學化 之後的</text:span>）哲學 <text:span text:style-name="T33">數學</text:span>哲學<text:span text:style-name="T33">化、數學物理化、日常生活化</text:span>。</text:p>
                              <text:list>
                                <text:list-item>
                                  <text:p text:style-name="P67">實體化。</text:p>
                                </text:list-item>
                                <text:list-item>
                                  <text:p text:style-name="P131">有機率<text:span text:style-name="T37"> 失真、</text:span>得出奇怪的結果。</text:p>
                                  <text:list>
                                    <text:list-item>
                                      <text:p text:style-name="P71">得出奇怪的結果 <text:span text:style-name="T32">↔</text:span><text:span text:style-name="T44"> </text:span>哲學災難。</text:p>
                                      <text:list>
                                        <text:list-item>
                                          <text:p text:style-name="P72">抽象例子，紫外災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3">抽象例子。</text:p>
                          <text:list>
                            <text:list-item>
                              <text:p text:style-name="P73">哲學 →<text:span text:style-name="T34">（</text:span>哲學<text:span text:style-name="T33">數學化</text:span><text:span text:style-name="T20">）</text:span>→ 哲學型<text:span text:style-name="T35">數學</text:span>。</text:p>
                            </text:list-item>
                            <text:list-item>
                              <text:p text:style-name="P74">使用 數學工具、數學公式、數學模型 計算 哲學型<text:span text:style-name="T35">數學</text:span>。</text:p>
                            </text:list-item>
                            <text:list-item>
                              <text:p text:style-name="P73">哲學型<text:span text:style-name="T35">數學 </text:span>→<text:span text:style-name="T34">（數學</text:span>哲學<text:span text:style-name="T33">化</text:span><text:span text:style-name="T20">）</text:span>→ 哲學。</text:p>
                            </text:list-item>
                          </text:list>
                        </text:list-item>
                        <text:list-item>
                          <text:p text:style-name="P75">抽象例子。</text:p>
                          <text:list>
                            <text:list-item>
                              <text:p text:style-name="P76"><text:span text:style-name="T20">時域</text:span><text:span text:style-name="T33">方程式 </text:span>→<text:span text:style-name="T34">（</text:span><text:span text:style-name="T20">傅立葉轉換）</text:span>→ <text:span text:style-name="T20">頻域</text:span><text:span text:style-name="T33">方程式</text:span>。</text:p>
                            </text:list-item>
                            <text:list-item>
                              <text:p text:style-name="P77">使用 積分 計算 <text:span text:style-name="T20">頻域</text:span><text:span text:style-name="T33">方程式</text:span>。</text:p>
                            </text:list-item>
                            <text:list-item>
                              <text:p text:style-name="P78"><text:span text:style-name="T20">頻域</text:span><text:span text:style-name="T34">方程式 </text:span>→<text:span text:style-name="T34">（</text:span>反<text:span text:style-name="T20">傅立葉轉換）</text:span>→ <text:span text:style-name="T20">時域</text:span><text:span text:style-name="T33">方程式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推廣化、深入化 有機率需要 提升、昇華 哲學。</text:p>
                  <text:list>
                    <text:list-item>
                      <text:p text:style-name="P80">推廣化、深入化 有機率出現 無限迴圈、無限繁殖 現象。</text:p>
                      <text:list>
                        <text:list-item>
                          <text:p text:style-name="P80">反制。</text:p>
                          <text:list>
                            <text:list-item>
                              <text:p text:style-name="P81">明顯例子，要 有節制的、有限次數的 排列組合<text:span text:style-name="T33">、修改增減、</text:span>函數曲線<text:span text:style-name="T33">化</text:span>。</text:p>
                            </text:list-item>
                            <text:list-item>
                              <text:p text:style-name="P80">明顯例子，<text:span text:style-name="T36">有限迴圈、有限繁殖。</text:span></text:p>
                            </text:list-item>
                            <text:list-item>
                              <text:p text:style-name="P65">抽象例子，（程式語言的<text:span text:style-name="T12">）</text:span><text:span text:style-name="T17">for迴</text:span><text:span text:style-name="T36">圈、有限次數的遞迴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2">抽象例子，邊走邊（使用 手電筒）照亮。</text:p>
                    </text:list-item>
                    <text:list-item>
                      <text:p text:style-name="P83">抽象例子，手電筒 照亮的 廣度、角度 <text:span text:style-name="T31">↔</text:span><text:span text:style-name="T33"> </text:span>推廣化。</text:p>
                    </text:list-item>
                    <text:list-item>
                      <text:p text:style-name="P83">抽象例子，手電筒 照亮的 深度、長度 <text:span text:style-name="T31">↔</text:span><text:span text:style-name="T33"> </text:span>深入化。</text:p>
                      <text:list>
                        <text:list-item>
                          <text:p text:style-name="P84">手電筒 照亮的 範圍 不是 無限。</text:p>
                        </text:list-item>
                        <text:list-item>
                          <text:p text:style-name="P84">手電筒 照亮的 範圍 是 有限。</text:p>
                          <text:list>
                            <text:list-item>
                              <text:p text:style-name="P85">範圍 <text:span text:style-name="T31">↔</text:span><text:span text:style-name="T33"> </text:span>廣度、角度、深度、長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86">實體化 有機率有 實際用途。</text:p>
                  <text:list>
                    <text:list-item>
                      <text:p text:style-name="P87">抽象例子，手電筒 照亮的 物體 <text:span text:style-name="T31">↔</text:span><text:span text:style-name="T33"> </text:span>實體化。</text:p>
                    </text:list-item>
                    <text:list-item>
                      <text:p text:style-name="P88"><text:span text:style-name="T33">日常生活化、新知生活化、跨領域移植 有機率不需要 </text:span>節制、自我限縮。</text:p>
                    </text:list-item>
                    <text:list-item>
                      <text:p text:style-name="P88"><text:span text:style-name="T33">日常生活化、新知生活化、跨領域移植 有機率需要 多多益善、持續不斷的提升和昇華</text:span>。</text:p>
                    </text:list-item>
                  </text:list>
                </text:list-item>
                <text:list-item>
                  <text:p text:style-name="P86">抽象化 有機率 方便、快速、電腦化 遞迴、拓展、推廣化、深入化、實體化、（再）抽象化。</text:p>
                  <text:list>
                    <text:list-item>
                      <text:p text:style-name="P89">抽象例子，手電筒 照亮（物體）的 影子 <text:span text:style-name="T31">↔</text:span><text:span text:style-name="T33"> </text:span>抽象化。</text:p>
                    </text:list-item>
                  </text:list>
                </text:list-item>
                <text:list-item>
                  <text:p text:style-name="P90">抽象描述，哲學 對 字詞 推廣化、深入化、實體化、抽象化。</text:p>
                  <text:list>
                    <text:list-item>
                      <text:p text:style-name="P90">推廣化、深入化 <text:span text:style-name="T31">↔</text:span><text:span text:style-name="T33"> </text:span><text:span text:style-name="T23">n</text:span><text:span text:style-name="T40">維坐標系的 第</text:span><text:span text:style-name="T21">1</text:span><text:span text:style-name="T33">維、第</text:span><text:span text:style-name="T22">2</text:span><text:span text:style-name="T33">維</text:span>。</text:p>
                    </text:list-item>
                    <text:list-item>
                      <text:p text:style-name="P90">實體化 <text:span text:style-name="T31">↔</text:span><text:span text:style-name="T33"> 函數（代入）數值</text:span>化。</text:p>
                    </text:list-item>
                    <text:list-item>
                      <text:p text:style-name="P90">抽象化 <text:span text:style-name="T31">↔</text:span><text:span text:style-name="T33"> 函數名稱化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0"><text:bookmark-start text:name="最短距離"/>最短距離<text:bookmark-end text:name="最短距離"/></text:p>
          <text:list>
            <text:list-item>
              <text:p text:style-name="P90">明顯例子。</text:p>
              <text:list>
                <text:list-item>
                  <text:p text:style-name="P110">（沒有意識 的）光 不會走 全域型最短距離。</text:p>
                </text:list-item>
                <text:list-item>
                  <text:p text:style-name="P90">（沒有意識 的）光 會走 區域型最短距離。</text:p>
                </text:list-item>
                <text:list-item>
                  <text:p text:style-name="P90">明顯例子，假定，某一特定個體 在 某一特定傾斜面 上面。</text:p>
                  <text:list>
                    <text:list-item>
                      <text:p text:style-name="P90">假定，以 該傾斜面的 中心 為 座標系零點。</text:p>
                    </text:list-item>
                    <text:list-item>
                      <text:p text:style-name="P93"><text:span text:style-name="T49">假定，在 </text:span><text:span text:style-name="T12">XY平面的 </text:span><text:span text:style-name="T67">θ</text:span><text:span text:style-name="T51">度</text:span><text:span text:style-name="T67">，傾斜面的（XZ平面）傾斜角度 是（-θ）度</text:span>。</text:p>
                      <text:list>
                        <text:list-item>
                          <text:p text:style-name="P94"><text:span text:style-name="T69">90 </text:span><text:span text:style-name="T78">≥</text:span><text:span text:style-name="T69"> </text:span><text:span text:style-name="T67">θ </text:span><text:span text:style-name="T78">≥</text:span><text:span text:style-name="T69"> 0</text:span>。</text:p>
                        </text:list-item>
                        <text:list-item>
                          <text:p text:style-name="P93">明顯例子，<text:span text:style-name="T49">在 </text:span><text:span text:style-name="T12">XY平面的</text:span> <text:span text:style-name="T61">0</text:span><text:span text:style-name="T67">度，傾斜面的（XZ平面）傾斜角度 是 </text:span><text:span text:style-name="T68">0</text:span><text:span text:style-name="T67">度、水平面</text:span>。</text:p>
                        </text:list-item>
                      </text:list>
                    </text:list-item>
                    <text:list-item>
                      <text:p text:style-name="P95"><text:span text:style-name="T49">假定，在 </text:span><text:span text:style-name="T12">XY平面的 </text:span><text:span text:style-name="T67">θ</text:span><text:span text:style-name="T51">度</text:span><text:span text:style-name="T67">，傾斜面的（XZ平面）傾斜角度 是 </text:span><text:span text:style-name="T68">0</text:span><text:span text:style-name="T67">度</text:span>。</text:p>
                      <text:list>
                        <text:list-item>
                          <text:p text:style-name="P112"><text:span text:style-name="T10">360 &gt; </text:span><text:span text:style-name="T62">θ </text:span><text:span text:style-name="T63">&gt;</text:span><text:span text:style-name="T69"> </text:span><text:span text:style-name="T66">90</text:span>。</text:p>
                        </text:list-item>
                        <text:list-item>
                          <text:p text:style-name="P97">假定，該個體 從<text:span text:style-name="T12">（XY平面 的）</text:span><text:span text:style-name="T52">90</text:span><text:span text:style-name="T76">度（附近）往下滑</text:span>。</text:p>
                          <text:list>
                            <text:list-item>
                              <text:p text:style-name="P91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2"><text:span text:style-name="T49">假定，</text:span><text:span text:style-name="T50">該傾斜面的 高度 是 10000公尺</text:span>。</text:p>
                      <text:list>
                        <text:list-item>
                          <text:p text:style-name="P105">假定，<text:span text:style-name="T53">100</text:span><text:span text:style-name="T77">公</text:span><text:span text:style-name="T50">尺(以下)</text:span><text:span text:style-name="T49">，在 </text:span><text:span text:style-name="T12">XY平面的 </text:span><text:span text:style-name="T67">θ</text:span><text:span text:style-name="T51">度</text:span><text:span text:style-name="T67">，傾斜面的</text:span><text:span text:style-name="T50">(</text:span><text:span text:style-name="T67">XZ平面</text:span><text:span text:style-name="T50">)</text:span><text:span text:style-name="T67">傾斜角度 是 -</text:span><text:span text:style-name="T70">90</text:span><text:span text:style-name="T67">度</text:span>。</text:p>
                          <text:list>
                            <text:list-item>
                              <text:p text:style-name="P101"><text:span text:style-name="T71">30</text:span><text:span text:style-name="T69"> </text:span><text:span text:style-name="T78">≥</text:span><text:span text:style-name="T69"> </text:span><text:span text:style-name="T67">θ </text:span><text:span text:style-name="T78">≥</text:span><text:span text:style-name="T69"> 0</text:span>。</text:p>
                            </text:list-item>
                          </text:list>
                        </text:list-item>
                        <text:list-item>
                          <text:p text:style-name="P105">假定，<text:span text:style-name="T53">100</text:span><text:span text:style-name="T77">公</text:span><text:span text:style-name="T50">尺(以下)</text:span><text:span text:style-name="T49">，在 </text:span><text:span text:style-name="T12">XY平面的 </text:span><text:span text:style-name="T67">θ</text:span><text:span text:style-name="T51">度</text:span><text:span text:style-name="T67">，傾斜面的</text:span><text:span text:style-name="T50">(</text:span><text:span text:style-name="T67">XZ平面</text:span><text:span text:style-name="T50">)</text:span><text:span text:style-name="T67">傾斜角度 是 </text:span><text:span text:style-name="T72">10</text:span><text:span text:style-name="T67">度</text:span>。</text:p>
                          <text:list>
                            <text:list-item>
                              <text:p text:style-name="P103"><text:span text:style-name="T71">60</text:span><text:span text:style-name="T69"> </text:span><text:span text:style-name="T78">≥</text:span><text:span text:style-name="T69"> </text:span><text:span text:style-name="T67">θ </text:span><text:span text:style-name="T78">&gt;</text:span><text:span text:style-name="T69"> </text:span><text:span text:style-name="T71">3</text:span><text:span text:style-name="T69">0</text:span>。</text:p>
                            </text:list-item>
                          </text:list>
                        </text:list-item>
                        <text:list-item>
                          <text:p text:style-name="P105">假定，<text:span text:style-name="T53">100</text:span><text:span text:style-name="T77">公</text:span><text:span text:style-name="T50">尺(以下)</text:span><text:span text:style-name="T49">，在 </text:span><text:span text:style-name="T12">XY平面的 </text:span><text:span text:style-name="T67">θ</text:span><text:span text:style-name="T51">度</text:span><text:span text:style-name="T67">，傾斜面的</text:span><text:span text:style-name="T50">(</text:span><text:span text:style-name="T67">XZ平面</text:span><text:span text:style-name="T50">)</text:span><text:span text:style-name="T67">傾斜角度 是 -</text:span><text:span text:style-name="T75">2</text:span><text:span text:style-name="T72">0</text:span><text:span text:style-name="T67">度</text:span>。</text:p>
                          <text:list>
                            <text:list-item>
                              <text:p text:style-name="P103"><text:span text:style-name="T73">75</text:span><text:span text:style-name="T69"> </text:span><text:span text:style-name="T78">≥</text:span><text:span text:style-name="T69"> </text:span><text:span text:style-name="T67">θ </text:span><text:span text:style-name="T78">&gt;</text:span><text:span text:style-name="T69"> </text:span><text:span text:style-name="T74">60</text:span>。</text:p>
                            </text:list-item>
                          </text:list>
                        </text:list-item>
                        <text:list-item>
                          <text:p text:style-name="P96"><text:span text:style-name="T49">假定，在 </text:span><text:span text:style-name="T12">XY平面的 </text:span><text:span text:style-name="T67">θ</text:span><text:span text:style-name="T51">度</text:span><text:span text:style-name="T67">，傾斜面的（XZ平面）傾斜角度 是 -</text:span><text:span text:style-name="T72">10</text:span><text:span text:style-name="T67">度</text:span>。</text:p>
                          <text:list>
                            <text:list-item>
                              <text:p text:style-name="P113"><text:span text:style-name="T10">360 &gt; </text:span><text:span text:style-name="T62">θ </text:span><text:span text:style-name="T78">&gt;</text:span><text:span text:style-name="T69"> </text:span><text:span text:style-name="T73">75</text:span>。</text:p>
                            </text:list-item>
                          </text:list>
                        </text:list-item>
                        <text:list-item>
                          <text:p text:style-name="P98">假定，在 <text:span text:style-name="T50">高度 是 10000公尺，</text:span>該個體 從<text:span text:style-name="T12">（XY平面 的）</text:span><text:span text:style-name="T52">90</text:span><text:span text:style-name="T76">度（附近）往下滑</text:span>。</text:p>
                          <text:list>
                            <text:list-item>
                              <text:p text:style-name="P104">假定，在 <text:span text:style-name="T50">高度 </text:span><text:span text:style-name="T53">100</text:span><text:span text:style-name="T50">公尺（以下），</text:span>該個體 從<text:span text:style-name="T12">（XY平面 的）</text:span><text:span text:style-name="T57">9</text:span><text:span text:style-name="T55">0度 移動到 </text:span><text:span text:style-name="T58">75</text:span><text:span text:style-name="T76">度</text:span>。</text:p>
                            </text:list-item>
                            <text:list-item>
                              <text:p text:style-name="P107">假定，在 <text:span text:style-name="T50">高度 </text:span><text:span text:style-name="T53">100</text:span><text:span text:style-name="T50">公尺（以下），</text:span>該個體 從<text:span text:style-name="T12">（XY平面 的）</text:span><text:span text:style-name="T59">75</text:span><text:span text:style-name="T55">度~</text:span><text:span text:style-name="T59">6</text:span><text:span text:style-name="T56">0</text:span><text:span text:style-name="T76">度 往下滑</text:span>。</text:p>
                              <text:list>
                                <text:list-item>
                                  <text:p text:style-name="P100">該個體 走 區域型最短路徑。</text:p>
                                </text:list-item>
                                <text:list-item>
                                  <text:p text:style-name="P106">明顯例子，沒有意識的、本能和傳承還不夠高的 光 <text:span text:style-name="T80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2">假定，在 <text:span text:style-name="T50">高度 是 10000公尺，</text:span>該個體 從<text:span text:style-name="T12">（XY平面 的）</text:span><text:span text:style-name="T52">90</text:span><text:span text:style-name="T76">度（附近）往下滑</text:span>。</text:p>
                          <text:list>
                            <text:list-item>
                              <text:p text:style-name="P108">假定，在 <text:span text:style-name="T50">高度 </text:span><text:span text:style-name="T53">100</text:span><text:span text:style-name="T50">公尺（以上），</text:span>該個體 從<text:span text:style-name="T12">（XY平面 的）</text:span><text:span text:style-name="T57">9</text:span><text:span text:style-name="T55">0度 移動到 </text:span><text:span text:style-name="T56">30</text:span><text:span text:style-name="T76">度</text:span>。</text:p>
                            </text:list-item>
                            <text:list-item>
                              <text:p text:style-name="P108">假定，在 <text:span text:style-name="T50">高度 </text:span><text:span text:style-name="T53">100</text:span><text:span text:style-name="T50">公尺（以下），</text:span>該個體 從<text:span text:style-name="T12">（XY平面 的）</text:span><text:span text:style-name="T55">0度~</text:span><text:span text:style-name="T56">30</text:span><text:span text:style-name="T76">度 往下滑</text:span>。</text:p>
                              <text:list>
                                <text:list-item>
                                  <text:p text:style-name="P99">該個體 走 全域型最短路徑。</text:p>
                                </text:list-item>
                                <text:list-item>
                                  <text:p text:style-name="P109">明顯例子，有意識的、本能和傳承足夠高的 光 <text:span text:style-name="T80">↔</text:span>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0">明顯例子，假定，某一特定個體 玩 溜滑梯。</text:p>
                  <text:list>
                    <text:list-item>
                      <text:p text:style-name="P90">假定，有<text:span text:style-name="T12"> </text:span><text:span text:style-name="T47">10000個</text:span><text:span text:style-name="T64"> 溜滑梯 可以選擇。</text:span></text:p>
                    </text:list-item>
                    <text:list-item>
                      <text:p text:style-name="P90">假定，每一個 流滑梯的 入口的 高度 都在<text:span text:style-name="T12"> </text:span><text:span text:style-name="T48">10000</text:span><text:span text:style-name="T65">公尺。</text:span></text:p>
                    </text:list-item>
                    <text:list-item>
                      <text:p text:style-name="P90">假定，每一個 溜滑梯的 出口 都在<text:span text:style-name="T12"> </text:span><text:span text:style-name="T48">0公尺</text:span><text:span text:style-name="T65">、地平面</text:span>。</text:p>
                    </text:list-item>
                    <text:list-item>
                      <text:p text:style-name="P90">假定，每一個 溜滑梯 都是 連續、沒有斷裂。</text:p>
                    </text:list-item>
                    <text:list-item>
                      <text:p text:style-name="P90">假定，該個體 只看得到（每一個 溜滑梯的）入口的 傾斜度。</text:p>
                      <text:list>
                        <text:list-item>
                          <text:p text:style-name="P90">假定，該個體 選擇 入口（的）傾斜度 最高的 溜滑梯。</text:p>
                          <text:list>
                            <text:list-item>
                              <text:p text:style-name="P90">該個體 走 區域型最短路徑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假定，該個體 看得到（每一個 溜滑梯的）路徑長。</text:p>
                      <text:list>
                        <text:list-item>
                          <text:p text:style-name="P90">假定，該個體 選擇 路徑長 最短的 溜滑梯。</text:p>
                          <text:list>
                            <text:list-item>
                              <text:p text:style-name="P90">該個體 走 全域型最短路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Alef" svg:font-family="Alef" style:font-pitch="variable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8T15:01:05.680000000</dc:date>
    <meta:editing-duration>P20DT12H11M44S</meta:editing-duration>
    <meta:editing-cycles>16870</meta:editing-cycles>
    <meta:document-statistic meta:table-count="0" meta:image-count="0" meta:object-count="0" meta:page-count="1" meta:paragraph-count="229" meta:word-count="4393" meta:character-count="5475" meta:non-whitespace-character-count="4812"/>
  </office:meta>
</office:document-meta>
</file>